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7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font-size="12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Trebuchet MS" fo:font-size="42pt" style:font-size-asian="42pt" style:font-size-complex="42pt"/>
    </style:style>
    <style:style style:name="P7" style:family="paragraph">
      <loext:graphic-properties draw:fill-color="#99ccff"/>
      <style:paragraph-properties fo:text-align="center"/>
    </style:style>
    <style:style style:name="T1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cc" loext:opacity="100%" style:text-outline="false" style:text-line-through-style="none" style:text-line-through-type="none" style:text-position="0% 100%" style:font-name="Vladimir Script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666666" loext:opacity="100%" style:text-outline="false" style:text-line-through-style="none" style:text-line-through-type="none" style:text-position="0% 100%" style:font-name="Trebuchet MS" fo:font-size="14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666666" loext:opacity="100%" style:font-name="Trebuchet MS"/>
    </style:style>
    <style:style style:name="T5" style:family="text">
      <style:text-properties fo:color="#666666" loext:opacity="100%" style:font-name="Trebuchet MS" fo:font-size="12pt"/>
    </style:style>
    <style:style style:name="T6" style:family="text">
      <style:text-properties fo:color="#666666" loext:opacity="100%" style:text-outline="false" style:text-line-through-style="none" style:text-line-through-type="none" style:text-position="0% 100%" style:font-name="Trebuchet M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666666" loext:opacity="100%" style:text-outline="false" style:text-line-through-style="none" style:text-line-through-type="none" style:text-position="0% 100%" style:font-name="Trebuchet MS" fo:font-size="7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ffff" loext:opacity="100%" style:font-name="Trebuchet MS" fo:font-size="42pt" style:font-size-asian="42pt" style:font-size-complex="42pt"/>
    </style:style>
    <style:style style:name="gr1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4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99ccff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1" draw:style-name="gr6" draw:text-style-name="P6" svg:width="10.78cm" svg:height="1.724cm" draw:transform="rotate (1.5707963267949) translate (0.416277777777778cm 28.2504444444444cm)">
        <draw:text-box>
          <text:p text:style-name="P5"><text:span text:style-name="T11">LEBENSLAUF</text:span></text:p>
        </draw:text-box>
      </draw:frame>
      <text:p text:style-name="P1"><draw:rect text:anchor-type="paragraph" draw:z-index="0" draw:name="Shape2" draw:style-name="gr7" draw:text-style-name="P7" svg:width="2.601cm" svg:height="29.698cm" svg:x="-2.17cm" svg:y="-1.998cm"><text:p/></draw:rect><draw:frame text:anchor-type="paragraph" draw:z-index="3" draw:name="Shape3" draw:style-name="gr4" draw:text-style-name="P4" svg:width="12.907cm" svg:height="6.487cm" svg:x="1.718cm" svg:y="7.779cm"><draw:text-box><text:p text:style-name="P2"><text:span text:style-name="T3">Berufserfahrung</text:span></text:p><text:p text:style-name="P2"><text:span text:style-name="T6"/></text:p><text:p text:style-name="P2"><text:span text:style-name="T1">Seit 07/2017</text:span><text:span text:style-name="T1"><text:tab/>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Filialleit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9 – 07/2017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Kundenbetreu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7 – 08/2009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Ausbildung zum </text:span><text:span text:style-name="T8">Versicherungskaufmann</text:span></text:p></draw:text-box></draw:frame><draw:frame text:anchor-type="paragraph" draw:z-index="4" draw:name="Shape4" draw:style-name="gr3" draw:text-style-name="P3" svg:width="15.026cm" svg:height="4.229cm" svg:x="1.718cm" svg:y="14.974cm"><draw:text-box><text:p text:style-name="P2"><text:span text:style-name="T3">Ausbildung &amp; Weiterbildung</text:span></text:p><text:p><text:span text:style-name="T5"/></text:p><text:p text:style-name="P2"><text:span text:style-name="T1">06/2017</text:span><text:span text:style-name="T1"><text:tab/></text:span><text:span text:style-name="T1"><text:tab/></text:span><text:span text:style-name="T1">Versicherungsfachwirt, Weiterbildung GmbH</text:span></text:p><text:p text:style-name="P2"><text:span text:style-name="T1"/></text:p><text:p text:style-name="P2"><text:span text:style-name="T1">10/2012</text:span><text:span text:style-name="T1"><text:tab/></text:span><text:span text:style-name="T1"><text:tab/></text:span><text:span text:style-name="T1">Verkaufstraining, Musterversicherung AG</text:span></text:p><text:p text:style-name="P2"><text:span text:style-name="T1"/></text:p><text:p text:style-name="P2"><text:span text:style-name="T1">08/2009</text:span><text:span text:style-name="T1"><text:tab/></text:span><text:span text:style-name="T1"> <text:s text:c="10"/>Versicherungskaufmann, IHK Musterhausen</text:span></text:p><text:p text:style-name="P2"><text:span text:style-name="T1"/></text:p><text:p text:style-name="P2"><text:span text:style-name="T1">06/2007</text:span><text:span text:style-name="T1"><text:tab/></text:span><text:span text:style-name="T1"><text:tab/></text:span><text:span text:style-name="T1">Mittlere Reife, Realschule Musterstadt</text:span></text:p></draw:text-box></draw:frame><draw:frame text:anchor-type="paragraph" draw:z-index="5" draw:name="Shape5" draw:style-name="gr2" draw:text-style-name="P4" svg:width="13.274cm" svg:height="2.525cm" svg:x="1.718cm" svg:y="19.81cm"><draw:text-box><text:p text:style-name="P2"><text:span text:style-name="T3">Sonstiges</text:span></text:p><text:p><text:span text:style-name="T4"/></text:p><text:p text:style-name="P2"><text:span text:style-name="T1">Sprachen</text:span><text:span text:style-name="T1"><text:tab/></text:span><text:span text:style-name="T1"><text:tab/></text:span><text:span text:style-name="T1">Deutsch (Muttersprache), Englisch (gut)</text:span></text:p><text:p text:style-name="P2"><text:span text:style-name="T1"/></text:p><text:p text:style-name="P2"><text:span text:style-name="T1">EDV</text:span><text:span text:style-name="T1"><text:tab/></text:span><text:span text:style-name="T1"><text:tab/></text:span><text:span text:style-name="T1"><text:tab/></text:span><text:span text:style-name="T1">Windows, Word, SAP, CRM, Internet, E-Mail</text:span></text:p></draw:text-box></draw:frame><draw:frame text:anchor-type="paragraph" draw:z-index="6" draw:name="Shape6" draw:style-name="gr1" draw:text-style-name="P3" svg:width="4.836cm" svg:height="2.222cm" svg:x="1.718cm" svg:y="24.019cm"><draw:text-box><text:p text:style-name="P2"><text:span text:style-name="T1">Musterhausen, 01.09.2017</text:span></text:p><text:p text:style-name="P2"><text:span text:style-name="T2">Max Mustermann</text:span></text:p><text:p text:style-name="P2"><text:span text:style-name="T1">Max Mustermann</text:span></text:p></draw:text-box></draw:frame><draw:frame text:anchor-type="paragraph" draw:z-index="2" draw:name="Shape7" draw:style-name="gr5" draw:text-style-name="P4" svg:width="9.882cm" svg:height="6.822cm" svg:x="1.718cm" svg:y="0.497cm"><draw:text-box><text:p text:style-name="P2"><text:span text:style-name="T3">Zur Person</text:span></text:p><text:p><text:span text:style-name="T4"/></text:p><text:p text:style-name="P2"><text:span text:style-name="T1">Name:</text:span><text:span text:style-name="T1"><text:tab/></text:span><text:span text:style-name="T1"><text:tab/></text:span><text:span text:style-name="T1"><text:tab/></text:span><text:span text:style-name="T1">[NAME]</text:span></text:p><text:p text:style-name="P2"><text:span text:style-name="T10"/></text:p><text:p text:style-name="P2"><text:span text:style-name="T1">Geburtstag:</text:span><text:span text:style-name="T1"><text:tab/></text:span><text:span text:style-name="T1"><text:tab/></text:span><text:span text:style-name="T1">[LOCALIZED_BIRTH_DAY]</text:span></text:p><text:p text:style-name="P2"><text:span text:style-name="T10"/></text:p><text:p text:style-name="P2"><text:span text:style-name="T1">Nationalität:</text:span><text:span text:style-name="T1"><text:tab/></text:span><text:span text:style-name="T1"> </text:span><text:span text:style-name="T1"><text:tab/></text:span><text:span text:style-name="T1">Schweiz</text:span></text:p><text:p text:style-name="P2"><text:span text:style-name="T10"/></text:p><text:p text:style-name="P2"><text:span text:style-name="T1">Adresse:</text:span><text:span text:style-name="T1"><text:tab/></text:span><text:span text:style-name="T1"><text:tab/></text:span><text:span text:style-name="T1">[ADDRESS]</text:span></text:p><text:p text:style-name="P2"><text:span text:style-name="T10"/></text:p><text:p text:style-name="P2"><text:span text:style-name="T1">Telefon:</text:span><text:span text:style-name="T1"><text:tab/></text:span><text:span text:style-name="T1"><text:tab/></text:span><text:span text:style-name="T1">[PHONE]</text:span></text:p><text:p text:style-name="P2"><text:span text:style-name="T10"/></text:p><text:p text:style-name="P2"><text:span text:style-name="T1">E-Mail:</text:span><text:span text:style-name="T1"><text:tab/></text:span><text:span text:style-name="T1"><text:tab/></text:span><text:span text:style-name="T1"><text:tab/></text:span><text:span text:style-name="T1">[EMAIL]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ll Tauber</meta:initial-creator>
    <meta:creation-date>2017-09-09T18:55:42.55</meta:creation-date>
    <dc:date>2021-04-06T19:04:36.572202618</dc:date>
    <meta:editing-duration>PT1H17M36S</meta:editing-duration>
    <meta:editing-cycles>30</meta:editing-cycles>
    <meta:generator>LibreOffice/7.1.2.2$Linux_X86_64 LibreOffice_project/8a45595d069ef5570103caea1b71cc9d82b2aae4</meta:generator>
    <meta:printed-by>Till Tauber</meta:printed-by>
    <meta:print-date>2017-09-09T20:09:23.7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